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/>
    </style:style>
    <style:style style:name="P2" style:family="paragraph" style:parent-style-name="Text_20_body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3c3c3c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3c3c3c" fo:font-size="10pt" style:text-underline-style="solid" style:text-underline-width="auto" style:text-underline-color="font-color" style:font-size-asian="10pt"/>
    </style:style>
    <style:style style:name="T5" style:family="text">
      <style:text-properties fo:color="#3c3c3c" style:text-underline-style="solid" style:text-underline-width="auto" style:text-underline-color="font-color"/>
    </style:style>
    <style:style style:name="T6" style:family="text">
      <style:text-properties fo:font-size="10pt" style:font-size-asian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c85d5"/>
    </style:style>
    <style:style style:name="T9" style:family="text">
      <style:text-properties officeooo:rsid="001dffb2"/>
    </style:style>
    <style:style style:name="T10" style:family="text">
      <style:text-properties officeooo:rsid="00204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TRABALHO DE LFT – PORTUGOL.GRAMMAR</text:span></text:p>
      <text:p text:style-name="Text_20_body"><text:span text:style-name="T7"/></text:p>
      <text:p text:style-name="P1">Alunos: </text:p>
      <text:p text:style-name="P2">&gt;&gt; Anderson dos Santos Nunes <text:span text:style-name="T10">[201010006940]</text:span></text:p>
      <text:p text:style-name="P2">&gt;&gt; Fábio Nascimento Santos <text:span text:style-name="T9">[201110006090]</text:span></text:p>
      <text:p text:style-name="P1"/>
      <text:p text:style-name="P1">Professores Responsáveis: </text:p>
      <text:p text:style-name="P1">&gt;&gt; Breno Piva <text:span text:style-name="T8">Ribeiro</text:span></text:p>
      <text:p text:style-name="P1">&gt;&gt; Kalil <text:span text:style-name="T8">Arauju Bispo</text:span></text:p>
      <text:p text:style-name="P1"/>
      <text:p text:style-name="P1">Ferramentas utilizadas:</text:p>
      <text:p text:style-name="P1">&gt;&gt; IDE: Eclipse</text:p>
      <text:p text:style-name="P1">&gt;&gt; SableCC, versão 3.7<text:tab/><text:tab/></text:p>
      <text:p text:style-name="P1"><text:tab/><text:tab/></text:p>
      <text:p text:style-name="P1"/>
      <text:p text:style-name="P2">1- UMA BREVE VISÃO DO QUE FOI O PROJETO:</text:p>
      <text:p text:style-name="P1"/>
      <text:p text:style-name="P1"><text:tab/>Nosso projeto obteve um resultado muito bom, não foi totalmente o esperado pois gostaríamos de ter tido mais tempo para a parte Semântica da linguagem, mas de uma maneira geral, fizemos a parte Léxica, a Sintática e a Sintática Abstrata e isso nos ajudou a aumentar e assimilar o conceito visto em aula ao nosso conhecimento sobre compiladores, e os passos para a compilação.</text:p>
      <text:p text:style-name="P1"><text:tab/>Ao começarmos a Léxica construimos todos os Tokens com base na especificação versão 4, e chegamos a necessidade de criar os Helpers para ajudar a concluir esta fase, e além disso percebemos que para que comentários aninhados era necessário aplicar um novo conhecimento chamado State (Estado), que faz como um automato com pilha e consegue contar e saber se está balanceado!</text:p>
      <text:p text:style-name="P1"><text:tab/>Quando fomos fazer a Sintática, percebemos a dificuldade que o SableCC tem em construir a linguagem, mesmo a gramática estando em LALR(1) (ao qual ele reconhece), geralmente dando erro Shift/Reduz, onde ele deveria preferir por Shift e não dar conflito. Então foi-se necessário criar uma lógica que não alterasse a gramática, e tão pouco as precedências dentre os operadores, para que se conseguisse concluir esta fase!</text:p>
      <text:p text:style-name="P1"><text:tab/>Ao fazer a Árvore Sintática Abstrata, novamente tivemos que alterar a Sintática Concreta, para criar uma árvore onde abstraisse as transformações intermediárias ou pode-se dizer auxiliares, <text:soft-page-break/>que serão realmente utilizada na semântica aplicada a esta árvore abstrata, e assim, sendo um tipo de otimização da gramática.</text:p>
      <text:p text:style-name="P1"><text:tab/>O trabalho foi bem gratificante, principalmente quando conseguíamos colocar em prática todo o conhecimento obtido através das leituras do livro do Dragão e o Livro de Teoria da Computação! Apesar do SableCC dar alguns erros por besteira, ele ajuda muito, pois nos mostra em que linha está dando o erro. Assim, mesmo que o erro não seja propriamente naquela linha, é possível identificá-lo de maneira mais rápida e precisamente corrigi-lo.</text:p>
      <text:p text:style-name="P1"/>
      <text:p text:style-name="P2">2 - ORGANIZAÇÃO DOS ARQUIVOS (READ ME)</text:p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</meta:initial-creator>
    <meta:creation-date>2014-08-07T21:42:02.723919227</meta:creation-date>
    <dc:date>2014-08-07T21:47:37.659881523</dc:date>
    <dc:creator>Fábio </dc:creator>
    <meta:editing-duration>PT3M23S</meta:editing-duration>
    <meta:editing-cycles>10</meta:editing-cycles>
    <meta:generator>LibreOffice/4.2.4.2$Linux_X86_64 LibreOffice_project/420m0$Build-2</meta:generator>
    <meta:document-statistic meta:table-count="0" meta:image-count="0" meta:object-count="0" meta:page-count="2" meta:paragraph-count="19" meta:word-count="358" meta:character-count="2263" meta:non-whitespace-character-count="1909"/>
  </office:meta>
</office:document-meta>
</file>